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type="double" style:text-underline-width="auto" style:text-underline-color="font-color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557f5f"/>
    </style:style>
    <style:style style:name="T8" style:family="text">
      <style:text-properties fo:color="#0000c0"/>
    </style:style>
    <style:style style:name="T9" style:family="text">
      <style:text-properties fo:color="#896612"/>
    </style:style>
    <style:style style:name="T10" style:family="text">
      <style:text-properties fo:color="#008080"/>
    </style:style>
    <style:style style:name="T11" style:family="text">
      <style:text-properties fo:color="#3f7f7f"/>
    </style:style>
    <style:style style:name="T12" style:family="text">
      <style:text-properties fo:color="#7f007f"/>
    </style:style>
    <style:style style:name="T13" style:family="text">
      <style:text-properties fo:color="#2a00ff" fo:font-style="italic" style:font-style-asian="italic" style:font-style-complex="italic"/>
    </style:style>
    <style:style style:name="T14" style:family="text">
      <style:text-properties fo:color="#808080"/>
    </style:style>
    <style:style style:name="T15" style:family="text">
      <style:text-properties fo:color="#00828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ae00"/>
    </style:style>
    <style:style style:name="T18" style:family="text">
      <style:text-properties fo:color="#00ae00" fo:font-weight="bold" style:font-weight-asian="bold" style:font-weight-complex="bold"/>
    </style:style>
    <style:style style:name="T19" style:family="text">
      <style:text-properties fo:color="#00ae00" fo:font-size="10pt" style:font-name-asian="Courier New" style:font-size-asian="10pt" style:font-name-complex="Courier New" style:font-size-complex="10pt"/>
    </style:style>
    <style:style style:name="T20" style:family="text">
      <style:text-properties fo:color="#00ae00" style:font-name="Courier New"/>
    </style:style>
    <style:style style:name="T21" style:family="text">
      <style:text-properties fo:color="#ff950e" fo:font-weight="bold" style:font-name-asian="Courier New" style:font-weight-asian="bold" style:font-name-complex="Courier New" style:font-weight-complex="bold"/>
    </style:style>
    <style:style style:name="T22" style:family="text">
      <style:text-properties fo:color="#ff0000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Wyświetlanie po 2 produkty z każdej kategorii:</text:p>
      <text:p text:style-name="P7"/>
      <text:p text:style-name="P7">src/Application/ShopBundle/Controller/ProductController.php</text:p>
      <text:p text:style-name="P5"/>
      <text:p text:style-name="P4"><text:span text:style-name="T1"><text:s text:c="4"/></text:span><text:span text:style-name="T6">public function </text:span><text:span text:style-name="T1">indexAction()</text:span></text:p>
      <text:p text:style-name="P5"><text:s text:c="4"/>{</text:p>
      <text:p text:style-name="P5"><text:s text:c="8"/>$em = $this-&gt;getDoctrine()-&gt;getManager();</text:p>
      <text:p text:style-name="P4"/>
      <text:p text:style-name="P11"><text:s text:c="8"/>//$entities = $em-&gt;getRepository('ApplicationShopBundle:Product')-&gt;findAll();</text:p>
      <text:p text:style-name="P4"/>
      <text:p text:style-name="P12"><text:s text:c="8"/>$query = $em-&gt;createQuery('SELECT c FROM ApplicationShopBundle:Category c LEFT JOIN c.products p WHERE p.category = c.id');</text:p>
      <text:p text:style-name="P12"><text:s text:c="8"/>$categories = $query-&gt;getResult(); //wyświetlenie kategorii, które mają produkty</text:p>
      <text:p text:style-name="P12"><text:s text:c="8"/></text:p>
      <text:p text:style-name="P12"><text:s text:c="8"/><text:span text:style-name="T16">foreach</text:span>($categories <text:span text:style-name="T16">as </text:span>$category)</text:p>
      <text:p text:style-name="P12"><text:s text:c="8"/>{</text:p>
      <text:p text:style-name="P12"><text:s text:c="12"/><text:span text:style-name="T16">if</text:span>($category-&gt;getId()){</text:p>
      <text:p text:style-name="P12"><text:tab/> <text:s text:c="7"/><text:tab/>$category-&gt;setActiveProducts(</text:p>
      <text:p text:style-name="P12"><text:tab/><text:tab/> <text:s text:c="7"/><text:tab/>$em-&gt;createQuery('SELECT p FROM ApplicationShopBundle:Product p WHERE p.category = :category_id')</text:p>
      <text:p text:style-name="P12"><text:tab/><text:tab/> <text:s text:c="7"/><text:tab/> <text:s text:c="3"/>-&gt;setParameter('category_id', $category-&gt;getId())</text:p>
      <text:p text:style-name="P12"><text:tab/><text:tab/> <text:s text:c="7"/><text:tab/> <text:s text:c="3"/>-&gt;setMaxResults(2) // wyświeltanie po 2 produkty z każdej kategorii</text:p>
      <text:p text:style-name="P12"><text:tab/><text:tab/> <text:s text:c="7"/><text:tab/> <text:s text:c="3"/>-&gt;getResult()</text:p>
      <text:p text:style-name="P12"><text:tab/> <text:s text:c="7"/><text:tab/>);</text:p>
      <text:p text:style-name="P12"><text:s text:c="12"/>}</text:p>
      <text:p text:style-name="P12"><text:s text:c="8"/>}</text:p>
      <text:p text:style-name="P5"><text:s text:c="8"/></text:p>
      <text:p text:style-name="P4"><text:span text:style-name="T1"><text:s text:c="8"/></text:span><text:span text:style-name="T6">return </text:span><text:span text:style-name="T1">$this-&gt;render(</text:span><text:span text:style-name="T8">'ApplicationShopBundle:Product:index.html.twig'</text:span><text:span text:style-name="T1">, </text:span><text:span text:style-name="T6">array</text:span><text:span text:style-name="T1">(</text:span></text:p>
      <text:p text:style-name="P11"><text:s text:c="12"/>//'entities' =&gt; $entities,</text:p>
      <text:p text:style-name="P4"><text:span text:style-name="T1"><text:s text:c="12"/></text:span><text:span text:style-name="T17">'categories' =&gt; $categories,</text:span></text:p>
      <text:p text:style-name="P5"><text:s text:c="8"/>));</text:p>
      <text:p text:style-name="P5"><text:s text:c="4"/>}</text:p>
      <text:p text:style-name="P5"/>
      <text:p text:style-name="P7">2. Dodanie funkcji, które wyświetlą zestaw produktów aktywnych</text:p>
      <text:p text:style-name="P7"/>
      <text:p text:style-name="P7">src/Application/ShopBundle/Entity/Category.php</text:p>
      <text:p text:style-name="P5"/>
      <text:p text:style-name="P12"><text:s text:c="4"/><text:span text:style-name="T16">private </text:span>$active_products;</text:p>
      <text:p text:style-name="P12"><text:s text:c="4"/></text:p>
      <text:p text:style-name="P12"><text:s text:c="4"/><text:span text:style-name="T16">public function </text:span>setActiveProducts($products)</text:p>
      <text:p text:style-name="P12"><text:s text:c="4"/>{</text:p>
      <text:p text:style-name="P12"><text:s text:c="4"/><text:tab/>$this-&gt;active_products = $products;</text:p>
      <text:p text:style-name="P12"><text:s text:c="4"/>}</text:p>
      <text:p text:style-name="P12"><text:s/></text:p>
      <text:p text:style-name="P12"><text:s text:c="4"/><text:span text:style-name="T16">public function </text:span>getActiveProducts()</text:p>
      <text:p text:style-name="P12"><text:s text:c="4"/>{</text:p>
      <text:p text:style-name="P12"><text:s text:c="4"/><text:tab/><text:span text:style-name="T16">return </text:span>$this-&gt;active_products;</text:p>
      <text:p text:style-name="P12"><text:s text:c="4"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3. Uaktualnienie templatki</text:p>
      <text:p text:style-name="P7"/>
      <text:p text:style-name="P7">//src/Application/ShopBundle/Resources/views/Product/index.html.twig</text:p>
      <text:p text:style-name="P5"/>
      <text:p text:style-name="P4"><text:span text:style-name="T9">{%</text:span><text:span text:style-name="T6"> extends </text:span><text:span text:style-name="T8">'ApplicationShopBundle::layout.html.twig'</text:span><text:span text:style-name="T6"> </text:span><text:span text:style-name="T9">%}</text:span></text:p>
      <text:p text:style-name="P4"/>
      <text:p text:style-name="P4"><text:span text:style-name="T9">{%</text:span><text:span text:style-name="T6"> block </text:span><text:span text:style-name="T1">title</text:span><text:span text:style-name="T6"> </text:span><text:span text:style-name="T9">%}</text:span><text:span text:style-name="T1">Protucts</text:span><text:span text:style-name="T9">{%</text:span><text:span text:style-name="T6"> endblock </text:span><text:span text:style-name="T9">%}</text:span></text:p>
      <text:p text:style-name="P4"/>
      <text:p text:style-name="P4"><text:span text:style-name="T9">{%</text:span><text:span text:style-name="T6"> block </text:span><text:span text:style-name="T1">stylesheets</text:span><text:span text:style-name="T6"> </text:span><text:span text:style-name="T9">%}{%</text:span><text:span text:style-name="T6"> endblock </text:span><text:span text:style-name="T9">%}</text:span></text:p>
      <text:p text:style-name="P4"/>
      <text:p text:style-name="P4"><text:span text:style-name="T9">{%</text:span><text:span text:style-name="T6"> block </text:span><text:span text:style-name="T1">javascripts</text:span><text:span text:style-name="T6"> </text:span><text:span text:style-name="T9">%}{%</text:span><text:span text:style-name="T6"> endblock </text:span><text:span text:style-name="T9">%}</text:span></text:p>
      <text:p text:style-name="P4"/>
      <text:p text:style-name="P4"/>
      <text:p text:style-name="P4"><text:span text:style-name="T9">{%</text:span><text:span text:style-name="T6"> block </text:span><text:span text:style-name="T1">body</text:span><text:span text:style-name="T6"> </text:span><text:span text:style-name="T9">%}</text:span></text:p>
      <text:p text:style-name="P4"><text:span text:style-name="T10">&lt;</text:span><text:span text:style-name="T11">div</text:span> <text:span text:style-name="T12">class</text:span><text:span text:style-name="T1">=</text:span><text:span text:style-name="T13">"container"</text:span><text:span text:style-name="T10">&gt;</text:span></text:p>
      <text:p text:style-name="P4"><text:span text:style-name="T1"><text:s text:c="4"/></text:span><text:span text:style-name="T10">&lt;</text:span><text:span text:style-name="T11">div</text:span> <text:span text:style-name="T12">class</text:span><text:span text:style-name="T1">=</text:span><text:span text:style-name="T13">"row"</text:span><text:span text:style-name="T10">&gt;</text:span><text:span text:style-name="T1"> <text:s text:c="3"/></text:span></text:p>
      <text:p text:style-name="P4"><text:span text:style-name="T1"><text:s text:c="4"/><text:tab/></text:span><text:span text:style-name="T10">&lt;</text:span><text:span text:style-name="T11">div</text:span> <text:span text:style-name="T12">class</text:span><text:span text:style-name="T1">=</text:span><text:span text:style-name="T13">"col-lg-12"</text:span><text:span text:style-name="T10">&gt;</text:span></text:p>
      <text:p text:style-name="P4"><text:span text:style-name="T1"><text:s text:c="4"/><text:tab/><text:tab/></text:span><text:span text:style-name="T10">&lt;</text:span><text:span text:style-name="T11">div</text:span> <text:span text:style-name="T12">class</text:span><text:span text:style-name="T1">=</text:span><text:span text:style-name="T13">"page-header"</text:span><text:span text:style-name="T10">&gt;</text:span></text:p>
      <text:p text:style-name="P4"><text:span text:style-name="T1"><text:s text:c="4"/><text:tab/><text:tab/><text:tab/></text:span><text:span text:style-name="T10">&lt;</text:span><text:span text:style-name="T11">h2</text:span><text:span text:style-name="T10">&gt;</text:span><text:span text:style-name="T1">Product list</text:span><text:span text:style-name="T10">&lt;/</text:span><text:span text:style-name="T11">h2</text:span><text:span text:style-name="T10">&gt;</text:span></text:p>
      <text:p text:style-name="P4"><text:span text:style-name="T1"><text:s text:c="4"/><text:tab/><text:tab/></text:span><text:span text:style-name="T10">&lt;/</text:span><text:span text:style-name="T11">div</text:span><text:span text:style-name="T10">&gt;</text:span></text:p>
      <text:p text:style-name="P4"><text:span text:style-name="T1"><text:s text:c="4"/><text:tab/></text:span><text:span text:style-name="T10">&lt;/</text:span><text:span text:style-name="T11">div</text:span><text:span text:style-name="T10">&gt;</text:span></text:p>
      <text:p text:style-name="P4"><text:span text:style-name="T1"><text:s text:c="4"/></text:span><text:span text:style-name="T10">&lt;/</text:span><text:span text:style-name="T11">div</text:span><text:span text:style-name="T10">&gt;</text:span></text:p>
      <text:p text:style-name="P4"/>
      <text:p text:style-name="P4"><text:span text:style-name="T1"><text:s text:c="4"/></text:span><text:span text:style-name="T17">{%</text:span><text:span text:style-name="T18"> for </text:span><text:span text:style-name="T17">category</text:span><text:span text:style-name="T18"> in </text:span><text:span text:style-name="T17">categories</text:span><text:span text:style-name="T18"> </text:span><text:span text:style-name="T17">%}</text:span></text:p>
      <text:p text:style-name="P4"><text:span text:style-name="T1"><text:s text:c="4"/></text:span><text:span text:style-name="T10">&lt;</text:span><text:span text:style-name="T11">div</text:span> <text:span text:style-name="T12">class</text:span><text:span text:style-name="T1">=</text:span><text:span text:style-name="T13">"row"</text:span><text:span text:style-name="T10">&gt;</text:span></text:p>
      <text:p text:style-name="P4"><text:span text:style-name="T1"><text:s text:c="4"/></text:span><text:span text:style-name="T10">&lt;</text:span><text:span text:style-name="T11">h3</text:span><text:span text:style-name="T10">&gt;</text:span><text:span text:style-name="T9">{{</text:span><text:span text:style-name="T6"> </text:span><text:span text:style-name="T17">category.title</text:span><text:span text:style-name="T6"> </text:span><text:span text:style-name="T9">}}</text:span><text:span text:style-name="T10">&lt;/</text:span><text:span text:style-name="T11">h3</text:span><text:span text:style-name="T10">&gt;</text:span></text:p>
      <text:p text:style-name="P4"/>
      <text:p text:style-name="P4"><text:span text:style-name="T1"><text:s text:c="8"/></text:span><text:span text:style-name="T9">{%</text:span><text:span text:style-name="T6"> for </text:span><text:span text:style-name="T1">entity</text:span><text:span text:style-name="T6"> in </text:span><text:span text:style-name="T17">category.activeproducts</text:span><text:span text:style-name="T6"> </text:span><text:span text:style-name="T9">%}</text:span></text:p>
      <text:p text:style-name="P4"><text:span text:style-name="T1"><text:s text:c="8"/></text:span><text:span text:style-name="T10">&lt;</text:span><text:span text:style-name="T11">div</text:span> <text:span text:style-name="T12">class</text:span><text:span text:style-name="T1">=</text:span><text:span text:style-name="T13">"col-lg-6"</text:span><text:span text:style-name="T10">&gt;</text:span></text:p>
      <text:p text:style-name="P4"><text:span text:style-name="T1"><text:s text:c="8"/><text:tab/></text:span><text:span text:style-name="T10">&lt;</text:span><text:span text:style-name="T11">div</text:span> <text:span text:style-name="T12">class</text:span><text:span text:style-name="T1">=</text:span><text:span text:style-name="T13">"row"</text:span><text:span text:style-name="T10">&gt;</text:span></text:p>
      <text:p text:style-name="P4"><text:span text:style-name="T1"><text:s text:c="8"/><text:tab/><text:tab/></text:span><text:span text:style-name="T10">&lt;</text:span><text:span text:style-name="T11">div</text:span> <text:span text:style-name="T12">class</text:span><text:span text:style-name="T1">=</text:span><text:span text:style-name="T13">"col-sm-4"</text:span><text:span text:style-name="T10">&gt;</text:span></text:p>
      <text:p text:style-name="P4"><text:span text:style-name="T1"><text:s text:c="8"/><text:tab/><text:tab/><text:tab/></text:span><text:span text:style-name="T10">&lt;</text:span><text:span text:style-name="T11">img</text:span> <text:span text:style-name="T12">class</text:span><text:span text:style-name="T1">=</text:span><text:span text:style-name="T13">"img-circle img-responsive img-center"</text:span> <text:span text:style-name="T12">src</text:span><text:span text:style-name="T1">=</text:span>"<text:span text:style-name="T9">{{</text:span><text:span text:style-name="T6"> </text:span><text:span text:style-name="T1">asset</text:span><text:span text:style-name="T14">(</text:span><text:span text:style-name="T8">'bundles/applicationshop/images/140x140.png'</text:span><text:span text:style-name="T14">)</text:span><text:span text:style-name="T6"> </text:span><text:span text:style-name="T9">}}</text:span>" <text:span text:style-name="T12">alt</text:span><text:span text:style-name="T1">=</text:span>"<text:span text:style-name="T9">{{</text:span><text:span text:style-name="T6"> </text:span><text:span text:style-name="T1">entity</text:span><text:span text:style-name="T14">.</text:span><text:span text:style-name="T1">title</text:span><text:span text:style-name="T14">|</text:span><text:span text:style-name="T1">raw</text:span><text:span text:style-name="T6"> </text:span><text:span text:style-name="T9">}}</text:span>"<text:span text:style-name="T10">&gt;</text:span></text:p>
      <text:p text:style-name="P4"><text:span text:style-name="T1"><text:s text:c="8"/><text:tab/><text:tab/></text:span><text:span text:style-name="T10">&lt;/</text:span><text:span text:style-name="T11">div</text:span><text:span text:style-name="T10">&gt;</text:span></text:p>
      <text:p text:style-name="P4"><text:span text:style-name="T1"><text:s text:c="8"/><text:tab/><text:tab/></text:span><text:span text:style-name="T10">&lt;</text:span><text:span text:style-name="T11">div</text:span> <text:span text:style-name="T12">class</text:span><text:span text:style-name="T1">=</text:span><text:span text:style-name="T13">"col-sm-8"</text:span><text:span text:style-name="T10">&gt;</text:span></text:p>
      <text:p text:style-name="P4"><text:span text:style-name="T1"><text:s text:c="8"/><text:tab/><text:tab/><text:tab/></text:span><text:span text:style-name="T10">&lt;</text:span><text:span text:style-name="T11">h3</text:span><text:span text:style-name="T10">&gt;</text:span><text:span text:style-name="T9">{{</text:span><text:span text:style-name="T6"> </text:span><text:span text:style-name="T1">entity</text:span><text:span text:style-name="T14">.</text:span><text:span text:style-name="T1">title</text:span><text:span text:style-name="T14">|</text:span><text:span text:style-name="T1">raw</text:span><text:span text:style-name="T6"> </text:span><text:span text:style-name="T9">}}</text:span><text:span text:style-name="T10">&lt;</text:span><text:span text:style-name="T11">br</text:span><text:span text:style-name="T10">/&gt;&lt;</text:span><text:span text:style-name="T11">small</text:span><text:span text:style-name="T10">&gt;</text:span><text:span text:style-name="T1">Code: </text:span><text:span text:style-name="T9">{{</text:span><text:span text:style-name="T6"> </text:span><text:span text:style-name="T1">entity</text:span><text:span text:style-name="T14">.</text:span><text:span text:style-name="T1">code</text:span><text:span text:style-name="T6"> </text:span><text:span text:style-name="T9">}}</text:span><text:span text:style-name="T10">&lt;/</text:span><text:span text:style-name="T11">small</text:span><text:span text:style-name="T10">&gt;&lt;/</text:span><text:span text:style-name="T11">h3</text:span><text:span text:style-name="T10">&gt;</text:span></text:p>
      <text:p text:style-name="P4"><text:span text:style-name="T1"><text:s text:c="8"/><text:tab/><text:tab/><text:tab/></text:span><text:span text:style-name="T10">&lt;</text:span><text:span text:style-name="T11">h4</text:span><text:span text:style-name="T10">&gt;</text:span><text:span text:style-name="T1">Price: </text:span><text:span text:style-name="T9">{{</text:span><text:span text:style-name="T6"> </text:span><text:span text:style-name="T1">entity</text:span><text:span text:style-name="T14">.</text:span><text:span text:style-name="T1">price</text:span><text:span text:style-name="T6"> </text:span><text:span text:style-name="T9">}}</text:span><text:span text:style-name="T1"> zł</text:span><text:span text:style-name="T10">&lt;/</text:span><text:span text:style-name="T11">h4</text:span><text:span text:style-name="T10">&gt;</text:span></text:p>
      <text:p text:style-name="P4"><text:span text:style-name="T1"><text:s text:c="8"/><text:tab/><text:tab/><text:tab/></text:span><text:span text:style-name="T10">&lt;</text:span><text:span text:style-name="T11">p</text:span><text:span text:style-name="T10">&gt;</text:span><text:span text:style-name="T9">{{</text:span><text:span text:style-name="T6"> </text:span><text:span text:style-name="T1">entity</text:span><text:span text:style-name="T14">.</text:span><text:span text:style-name="T1">description</text:span><text:span text:style-name="T14">|</text:span><text:span text:style-name="T1">raw</text:span><text:span text:style-name="T6"> </text:span><text:span text:style-name="T9">}}</text:span><text:span text:style-name="T10">&lt;/</text:span><text:span text:style-name="T11">p</text:span><text:span text:style-name="T10">&gt;</text:span></text:p>
      <text:p text:style-name="P4"><text:span text:style-name="T1"><text:s text:c="8"/><text:tab/><text:tab/><text:tab/></text:span><text:span text:style-name="T10">&lt;</text:span><text:span text:style-name="T11">p</text:span><text:span text:style-name="T10">&gt;&lt;</text:span><text:span text:style-name="T11">a</text:span> <text:span text:style-name="T12">class</text:span><text:span text:style-name="T1">=</text:span><text:span text:style-name="T13">"btn btn-default"</text:span> <text:span text:style-name="T12">href</text:span><text:span text:style-name="T1">=</text:span>"<text:span text:style-name="T9">{{</text:span><text:span text:style-name="T6"> </text:span><text:span text:style-name="T1">path</text:span><text:span text:style-name="T14">(</text:span><text:span text:style-name="T8">'application_product_show'</text:span><text:span text:style-name="T14">,</text:span><text:span text:style-name="T6"> </text:span><text:span text:style-name="T15">{</text:span><text:span text:style-name="T6"> </text:span><text:span text:style-name="T8">'id'</text:span><text:span text:style-name="T14">:</text:span><text:span text:style-name="T6"> </text:span><text:span text:style-name="T1">entity</text:span><text:span text:style-name="T14">.</text:span><text:span text:style-name="T1">id</text:span><text:span text:style-name="T14">,</text:span><text:span text:style-name="T6"> </text:span><text:span text:style-name="T8">'title'</text:span><text:span text:style-name="T14">:</text:span><text:span text:style-name="T6"> </text:span><text:span text:style-name="T1">entity</text:span><text:span text:style-name="T14">.</text:span><text:span text:style-name="T1">titleslug</text:span><text:span text:style-name="T6"> </text:span><text:span text:style-name="T15">}</text:span><text:span text:style-name="T14">)</text:span><text:span text:style-name="T6"> </text:span><text:span text:style-name="T9">}}</text:span>" <text:span text:style-name="T12">role</text:span><text:span text:style-name="T1">=</text:span><text:span text:style-name="T13">"button"</text:span><text:span text:style-name="T10">&gt;</text:span><text:span text:style-name="T1">Show &amp;raquo;</text:span><text:span text:style-name="T10">&lt;/</text:span><text:span text:style-name="T11">a</text:span><text:span text:style-name="T10">&gt;&lt;/</text:span><text:span text:style-name="T11">p</text:span><text:span text:style-name="T10">&gt;</text:span></text:p>
      <text:p text:style-name="P4"><text:span text:style-name="T1"><text:s text:c="8"/><text:tab/><text:tab/></text:span><text:span text:style-name="T10">&lt;/</text:span><text:span text:style-name="T11">div</text:span><text:span text:style-name="T10">&gt;</text:span></text:p>
      <text:p text:style-name="P4"><text:span text:style-name="T1"><text:s text:c="8"/><text:tab/></text:span><text:span text:style-name="T10">&lt;/</text:span><text:span text:style-name="T11">div</text:span><text:span text:style-name="T10">&gt;</text:span></text:p>
      <text:p text:style-name="P4"><text:span text:style-name="T1"><text:s text:c="8"/></text:span><text:span text:style-name="T10">&lt;/</text:span><text:span text:style-name="T11">div</text:span><text:span text:style-name="T10">&gt;</text:span></text:p>
      <text:p text:style-name="P4"><text:span text:style-name="T1"><text:s text:c="8"/></text:span><text:span text:style-name="T9">{%</text:span><text:span text:style-name="T6"> endfor </text:span><text:span text:style-name="T9">%}</text:span></text:p>
      <text:p text:style-name="P5"><text:s text:c="4"/></text:p>
      <text:p text:style-name="P4"><text:span text:style-name="T1"><text:s text:c="4"/></text:span><text:span text:style-name="T10">&lt;/</text:span><text:span text:style-name="T11">div</text:span><text:span text:style-name="T10">&gt;</text:span></text:p>
      <text:p text:style-name="P4"><text:span text:style-name="T1"><text:s text:c="4"/></text:span><text:span text:style-name="T17">{%</text:span><text:span text:style-name="T18"> endfor </text:span><text:span text:style-name="T17">%}</text:span></text:p>
      <text:p text:style-name="P4"><text:span text:style-name="T10">&lt;/</text:span><text:span text:style-name="T11">div</text:span><text:span text:style-name="T10">&gt;</text:span></text:p>
      <text:p text:style-name="P4"><text:span text:style-name="T9">{%</text:span><text:span text:style-name="T6"> endblock </text:span><text:span text:style-name="T9">%}</text:span></text:p>
      <text:p text:style-name="P6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Refaktoryzacja category</text:p>
      <text:p text:style-name="P7"/>
      <text:p text:style-name="P8">1. Do pliku dodajemy następujacy wpis</text:p>
      <text:p text:style-name="P7"/>
      <text:p text:style-name="P5"># src/Application/ShopBundle/Resources/config/doctrine/Category.orm.yml</text:p>
      <text:p text:style-name="P4">Application\ShopBundle\Entity\Category:</text:p>
      <text:p text:style-name="P4"><text:s text:c="2"/>type: entity</text:p>
      <text:p text:style-name="P4"><text:s text:c="2"/><text:span text:style-name="T17">repositoryClass: Application\ShopBundle\Repository\CategoryRepository</text:span></text:p>
      <text:p text:style-name="P4"><text:s text:c="2"/>table: category</text:p>
      <text:p text:style-name="P7"/>
      <text:p text:style-name="P1">2. Utworzenie nowego katalogu <text:span text:style-name="T17">Repository</text:span> i klasy <text:span text:style-name="T17">CategoryRepository </text:span>za pomocą polecenia: </text:p>
      <text:p text:style-name="P1"/>
      <text:p text:style-name="P14"><text:span text:style-name="T3"><text:tab/></text:span><text:span text:style-name="T21">php app/console doctrine:generate:entities ApplicationShopBundle</text:span></text:p>
      <text:p text:style-name="P17"/>
      <text:p text:style-name="P8">3. W nowo powstałym pliku dodajemy metodę:</text:p>
      <text:p text:style-name="P13"/>
      <text:p text:style-name="P1">src/Application/ShopBundle/<text:span text:style-name="T17">Repository/CategoryRepository.php</text:span></text:p>
      <text:p text:style-name="P1"/>
      <text:p text:style-name="P3">&lt;?php</text:p>
      <text:p text:style-name="P4"/>
      <text:p text:style-name="P5">namespace Application\ShopBundle\Repository;</text:p>
      <text:p text:style-name="P4"/>
      <text:p text:style-name="P4"><text:span text:style-name="T6">use </text:span><text:span text:style-name="T1">Doctrine\ORM\EntityRepository;</text:span></text:p>
      <text:p text:style-name="P4"/>
      <text:p text:style-name="P16">/**</text:p>
      <text:p text:style-name="P16"><text:s/>* Category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4"><text:span text:style-name="T6">class </text:span><text:span text:style-name="T1">CategoryRepository </text:span><text:span text:style-name="T6">extends </text:span><text:span text:style-name="T1">EntityRepository</text:span></text:p>
      <text:p text:style-name="P5">{</text:p>
      <text:p text:style-name="P4"><text:span text:style-name="T1"><text:s text:c="2"/></text:span><text:span text:style-name="T6">public function </text:span><text:span text:style-name="T1">getWithProducts()</text:span></text:p>
      <text:p text:style-name="P5"><text:s text:c="2"/>{</text:p>
      <text:p text:style-name="P4"><text:span text:style-name="T1"><text:s text:c="6"/>$query = $this-&gt;getEntityManager()-&gt;createQuery(</text:span><text:span text:style-name="T8">'SELECT c FROM ApplicationShopBundle:Category c LEFT JOIN c.products p WHERE p.category = c.id'</text:span><text:span text:style-name="T1">);</text:span></text:p>
      <text:p text:style-name="P4"/>
      <text:p text:style-name="P4"><text:span text:style-name="T1"><text:s text:c="6"/></text:span><text:span text:style-name="T6">return </text:span><text:span text:style-name="T1">$query-&gt;getResult();</text:span></text:p>
      <text:p text:style-name="P5"><text:s text:c="2"/>}<text:tab/></text:p>
      <text:p text:style-name="P5">}</text:p>
      <text:p text:style-name="P1"/>
      <text:p text:style-name="P1">4. Modyfikujemy kontroler</text:p>
      <text:p text:style-name="P1"/>
      <text:p text:style-name="P1">//src/Application/ShopBundle/Controller/ProductController.php</text:p>
      <text:p text:style-name="P1"/>
      <text:p text:style-name="P2"><text:span text:style-name="T1"><text:s text:c="4"/></text:span><text:span text:style-name="T6">public function </text:span><text:span text:style-name="T1">indexAction()</text:span></text:p>
      <text:p text:style-name="P5"><text:s text:c="4"/>{</text:p>
      <text:p text:style-name="P18">...</text:p>
      <text:p text:style-name="P4"/>
      <text:p text:style-name="P11"><text:s text:c="8"/>$query = $em-&gt;createQuery('SELECT c FROM ApplicationShopBundle:Category c LEFT JOIN c.products p WHERE p.category = c.id');</text:p>
      <text:p text:style-name="P4"><text:span text:style-name="T22"><text:s text:c="8"/>$categories = $query-&gt;getResult();</text:span><text:span text:style-name="T1"> </text:span><text:span text:style-name="T7">//wyświetlenie kategorii, które mają produkty</text:span></text:p>
      <text:p text:style-name="P12"><text:s text:c="8"/>$categories = $em-&gt;getRepository('ApplicationShopBundle:Category')-&gt;getWithProducts();</text:p>
      <text:p text:style-name="P5">...</text:p>
      <text:p text:style-name="P5"/>
      <text:p text:style-name="P5"><text:s text:c="4"/>}</text:p>
      <text:p text:style-name="P1"/>
      <text:p text:style-name="P1"/>
      <text:p text:style-name="P1"/>
      <text:p text:style-name="P1"/>
      <text:p text:style-name="P9"><text:soft-page-break/>Refaktoryzacja product</text:p>
      <text:p text:style-name="P1"/>
      <text:p text:style-name="P1">1. Do pliku dodajemy następujacy wpis</text:p>
      <text:p text:style-name="P2"/>
      <text:p text:style-name="P4"># src/Application/ShopBundle/Resources/config/doctrine/Product.orm.yml</text:p>
      <text:p text:style-name="P4">Application\ShopBundle\Entity\Product:</text:p>
      <text:p text:style-name="P4"><text:s text:c="2"/>type: entity</text:p>
      <text:p text:style-name="P4"><text:s text:c="2"/><text:span text:style-name="T17">repositoryClass: Application\ShopBundle\Repository\ProductRepository</text:span></text:p>
      <text:p text:style-name="P4"><text:s text:c="2"/>table: product</text:p>
      <text:p text:style-name="P1"><text:s text:c="2"/># ...</text:p>
      <text:p text:style-name="P1"/>
      <text:p text:style-name="P1">2. Utworzenie nowego katalogu <text:span text:style-name="T17">Repository</text:span> i klasy <text:span text:style-name="T17">ProductRepository </text:span>za pomocą polecenia: </text:p>
      <text:p text:style-name="P1"/>
      <text:p text:style-name="P14"><text:span text:style-name="T2"><text:tab/></text:span><text:span text:style-name="T21">php app/console doctrine:generate:entities ApplicationShopBundle</text:span></text:p>
      <text:p text:style-name="P7"/>
      <text:p text:style-name="P8">3. W nowo powstałym pliku dodajemy metodę:</text:p>
      <text:p text:style-name="P7"/>
      <text:p text:style-name="P10"><text:span text:style-name="T2">src/Application/ShopBundle/</text:span><text:span text:style-name="T19">Repository/ProductRepository.php</text:span></text:p>
      <text:p text:style-name="P7"/>
      <text:p text:style-name="P11">&lt;?php</text:p>
      <text:p text:style-name="P4"/>
      <text:p text:style-name="P5">namespace Application\ShopBundle\Repository;</text:p>
      <text:p text:style-name="P4"/>
      <text:p text:style-name="P4"><text:span text:style-name="T6">use </text:span><text:span text:style-name="T1">Doctrine\ORM\EntityRepository;</text:span></text:p>
      <text:p text:style-name="P4"/>
      <text:p text:style-name="P16">/**</text:p>
      <text:p text:style-name="P16"><text:s/>* Product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4"><text:span text:style-name="T6">class </text:span><text:span text:style-name="T1">ProductRepository </text:span><text:span text:style-name="T6">extends </text:span><text:span text:style-name="T1">EntityRepository</text:span></text:p>
      <text:p text:style-name="P5">{</text:p>
      <text:p text:style-name="P5"><text:tab/></text:p>
      <text:p text:style-name="P4"><text:span text:style-name="T1"><text:s text:c="2"/></text:span><text:span text:style-name="T6">public function </text:span><text:span text:style-name="T4">getProductsFromCategory</text:span><text:span text:style-name="T1">($category_id = </text:span><text:span text:style-name="T6">null</text:span><text:span text:style-name="T1">)</text:span></text:p>
      <text:p text:style-name="P5"><text:s text:c="2"/>{</text:p>
      <text:p text:style-name="P4"><text:span text:style-name="T1"><text:s text:c="6"/>$qb = $this-&gt;createQueryBuilder(</text:span><text:span text:style-name="T8">'p'</text:span><text:span text:style-name="T1">);</text:span></text:p>
      <text:p text:style-name="P5"><text:s/></text:p>
      <text:p text:style-name="P4"><text:span text:style-name="T1"><text:s text:c="6"/></text:span><text:span text:style-name="T6">if</text:span><text:span text:style-name="T1">($category_id)</text:span></text:p>
      <text:p text:style-name="P5"><text:s text:c="6"/>{</text:p>
      <text:p text:style-name="P4"><text:span text:style-name="T1"><text:s text:c="8"/>$qb-&gt;andWhere(</text:span><text:span text:style-name="T8">'p.category = :category_id'</text:span><text:span text:style-name="T1">)</text:span></text:p>
      <text:p text:style-name="P4"><text:span text:style-name="T1"><text:s text:c="11"/>-&gt;setParameter(</text:span><text:span text:style-name="T8">'category_id'</text:span><text:span text:style-name="T1">, $category_id);</text:span></text:p>
      <text:p text:style-name="P5"><text:s text:c="6"/>}</text:p>
      <text:p text:style-name="P5"><text:s text:c="4"/></text:p>
      <text:p text:style-name="P5"><text:s text:c="6"/>$query = $qb-&gt;getQuery();</text:p>
      <text:p text:style-name="P5"><text:s/></text:p>
      <text:p text:style-name="P4"><text:span text:style-name="T1"><text:s text:c="6"/></text:span><text:span text:style-name="T6">return </text:span><text:span text:style-name="T1">$query-&gt;getResult();</text:span></text:p>
      <text:p text:style-name="P5"><text:s text:c="2"/>}</text:p>
      <text:p text:style-name="P5"><text:tab/></text:p>
      <text:p text:style-name="P5">}</text:p>
      <text:p text:style-name="P5"/>
      <text:p text:style-name="P1">4. Modyfikujemy kontroler</text:p>
      <text:p text:style-name="P1"/>
      <text:p text:style-name="P8">//src/Application/ShopBundle/Controller/ProductController.php</text:p>
      <text:p text:style-name="P8"/>
      <text:p text:style-name="P15"><text:span text:style-name="T1"><text:s text:c="4"/></text:span><text:span text:style-name="T6">public function </text:span><text:span text:style-name="T1">indexAction()</text:span></text:p>
      <text:p text:style-name="P5"><text:s text:c="4"/>{</text:p>
      <text:p text:style-name="P5"><text:s text:c="8"/>$em = $this-&gt;getDoctrine()-&gt;getManager();</text:p>
      <text:p text:style-name="P4"/>
      <text:p text:style-name="P4"><text:span text:style-name="T1"><text:s text:c="8"/></text:span><text:span text:style-name="T7">//$entities = $em-&gt;getRepository('ApplicationShopBundle:Product')-&gt;findAll();</text:span></text:p>
      <text:p text:style-name="P4"/>
      <text:p text:style-name="P4"><text:span text:style-name="T1"><text:s text:c="8"/>$categories = $em-&gt;getRepository(</text:span><text:span text:style-name="T8">'ApplicationShopBundle:Category'</text:span><text:span text:style-name="T1">)-</text:span><text:soft-page-break/><text:span text:style-name="T1">&gt;getWithProducts();</text:span></text:p>
      <text:p text:style-name="P5"><text:s text:c="8"/></text:p>
      <text:p text:style-name="P11"><text:s text:c="8"/><text:span text:style-name="T16">foreach</text:span>($categories <text:span text:style-name="T16">as </text:span>$category)</text:p>
      <text:p text:style-name="P11"><text:s text:c="8"/>{</text:p>
      <text:p text:style-name="P11"><text:s text:c="12"/><text:span text:style-name="T16">if</text:span>($category-&gt;getId()){</text:p>
      <text:p text:style-name="P11"><text:tab/> <text:s text:c="7"/><text:tab/>$category-&gt;setActiveProducts(</text:p>
      <text:p text:style-name="P11"><text:tab/><text:tab/> <text:s text:c="7"/><text:tab/>$em-&gt;createQuery('SELECT p FROM ApplicationShopBundle:Product p WHERE p.category = :category_id')</text:p>
      <text:p text:style-name="P11"><text:tab/><text:tab/> <text:s text:c="7"/><text:tab/> <text:s text:c="3"/>-&gt;setParameter('category_id', $category-&gt;getId())</text:p>
      <text:p text:style-name="P11"><text:tab/><text:tab/> <text:s text:c="7"/><text:tab/> <text:s text:c="3"/>-&gt;setMaxResults(2) // wyświeltanie po 2 produkty z każdej kategorii</text:p>
      <text:p text:style-name="P11"><text:tab/><text:tab/> <text:s text:c="7"/><text:tab/> <text:s text:c="3"/>-&gt;getResult()</text:p>
      <text:p text:style-name="P11"><text:tab/> <text:s text:c="7"/><text:tab/>);</text:p>
      <text:p text:style-name="P11"><text:s text:c="12"/>}</text:p>
      <text:p text:style-name="P11"><text:s text:c="8"/>}</text:p>
      <text:p text:style-name="P5"><text:s text:c="8"/></text:p>
      <text:p text:style-name="P12"><text:s text:c="8"/><text:span text:style-name="T16">foreach</text:span>($categories <text:span text:style-name="T16">as </text:span>$category)</text:p>
      <text:p text:style-name="P12"><text:s text:c="8"/>{</text:p>
      <text:p text:style-name="P12"><text:s text:c="10"/>$category-&gt;setActiveProducts($em-&gt;getRepository('ApplicationShopBundle:Product')-&gt;<text:span text:style-name="T23">getProductsFromCategory</text:span>($category-&gt;getId()));</text:p>
      <text:p text:style-name="P12"><text:s text:c="8"/>}</text:p>
      <text:p text:style-name="P5"><text:s text:c="8"/></text:p>
      <text:p text:style-name="P4"><text:span text:style-name="T1"><text:s text:c="8"/></text:span><text:span text:style-name="T6">return </text:span><text:span text:style-name="T1">$this-&gt;render(</text:span><text:span text:style-name="T8">'ApplicationShopBundle:Product:index.html.twig'</text:span><text:span text:style-name="T1">, </text:span><text:span text:style-name="T6">array</text:span><text:span text:style-name="T1">(</text:span></text:p>
      <text:p text:style-name="P4"><text:span text:style-name="T1"><text:s text:c="12"/></text:span><text:span text:style-name="T7">//'entities' =&gt; $entities,</text:span></text:p>
      <text:p text:style-name="P4"><text:span text:style-name="T1"><text:s text:c="12"/></text:span><text:span text:style-name="T8">'categories' </text:span><text:span text:style-name="T1">=&gt; $categories,</text:span></text:p>
      <text:p text:style-name="P5"><text:s text:c="8"/>));</text:p>
      <text:p text:style-name="P5"><text:s text:c="4"/>}</text:p>
      <text:p text:style-name="P7"/>
      <text:p text:style-name="P23">Wprowadzenie limitu wyświetlanych ofert z danej kategorii</text:p>
      <text:p text:style-name="P23"/>
      <text:p text:style-name="P14">1. Do pliku ProductRepository.php dodajemy zmienną <text:span text:style-name="T20">$max</text:span></text:p>
      <text:p text:style-name="P14"/>
      <text:p text:style-name="P14">#src/Application/ShopBundle/Repository/ProductRepository.php</text:p>
      <text:p text:style-name="P14"/>
      <text:p text:style-name="P11">&lt;?php</text:p>
      <text:p text:style-name="P31"/>
      <text:p text:style-name="P21">namespace Application\ShopBundle\Repository;</text:p>
      <text:p text:style-name="P31"/>
      <text:p text:style-name="P31"><text:span text:style-name="T6">use </text:span><text:span text:style-name="T1">Doctrine\ORM\EntityRepository;</text:span></text:p>
      <text:p text:style-name="P31"/>
      <text:p text:style-name="P28">/**</text:p>
      <text:p text:style-name="P28"><text:s/>* ProductRepository</text:p>
      <text:p text:style-name="P28"><text:s/>*</text:p>
      <text:p text:style-name="P28"><text:s/>* This class was generated by the Doctrine ORM. Add your own custom</text:p>
      <text:p text:style-name="P28"><text:s/>* repository methods below.</text:p>
      <text:p text:style-name="P28"><text:s/>*/</text:p>
      <text:p text:style-name="P31"><text:span text:style-name="T6">class </text:span><text:span text:style-name="T1">ProductRepository </text:span><text:span text:style-name="T6">extends </text:span><text:span text:style-name="T1">EntityRepository</text:span></text:p>
      <text:p text:style-name="P21">{</text:p>
      <text:p text:style-name="P21"><text:tab/></text:p>
      <text:p text:style-name="P31"><text:span text:style-name="T1"><text:s text:c="2"/></text:span><text:span text:style-name="T6">public function </text:span><text:span text:style-name="T1">getProductsFromCategory($category_id = </text:span><text:span text:style-name="T6">null</text:span><text:span text:style-name="T1">, </text:span><text:span text:style-name="T17">$max = </text:span><text:span text:style-name="T18">null</text:span><text:span text:style-name="T1">)</text:span></text:p>
      <text:p text:style-name="P21"><text:s text:c="2"/>{</text:p>
      <text:p text:style-name="P31"><text:span text:style-name="T1"><text:s text:c="6"/>$qb = $this-&gt;createQueryBuilder(</text:span><text:span text:style-name="T8">'p'</text:span><text:span text:style-name="T1">);</text:span></text:p>
      <text:p text:style-name="P21"><text:s text:c="6"/></text:p>
      <text:p text:style-name="P30"><text:s text:c="6"/><text:span text:style-name="T16">if</text:span>($max)</text:p>
      <text:p text:style-name="P30"><text:s text:c="6"/>{</text:p>
      <text:p text:style-name="P30"><text:s text:c="10"/>$qb-&gt;setMaxResults($max);</text:p>
      <text:p text:style-name="P30"><text:s text:c="6"/>}</text:p>
      <text:p text:style-name="P21"><text:s/></text:p>
      <text:p text:style-name="P31"><text:span text:style-name="T1"><text:s text:c="6"/></text:span><text:span text:style-name="T6">if</text:span><text:span text:style-name="T1">($category_id)</text:span></text:p>
      <text:p text:style-name="P21"><text:s text:c="6"/>{</text:p>
      <text:p text:style-name="P31"><text:span text:style-name="T1"><text:s text:c="10"/>$qb-&gt;andWhere(</text:span><text:span text:style-name="T8">'p.category = :category_id'</text:span><text:span text:style-name="T1">)</text:span></text:p>
      <text:p text:style-name="P31"><text:soft-page-break/><text:span text:style-name="T1"><text:s text:c="13"/>-&gt;setParameter(</text:span><text:span text:style-name="T8">'category_id'</text:span><text:span text:style-name="T1">, $category_id);</text:span></text:p>
      <text:p text:style-name="P21"><text:s text:c="6"/>}</text:p>
      <text:p text:style-name="P21"><text:s text:c="4"/></text:p>
      <text:p text:style-name="P21"><text:s text:c="6"/>$query = $qb-&gt;getQuery();</text:p>
      <text:p text:style-name="P21"><text:s/></text:p>
      <text:p text:style-name="P31"><text:span text:style-name="T1"><text:s text:c="6"/></text:span><text:span text:style-name="T6">return </text:span><text:span text:style-name="T1">$query-&gt;getResult();</text:span></text:p>
      <text:p text:style-name="P21"><text:s text:c="2"/>}</text:p>
      <text:p text:style-name="P21"><text:tab/></text:p>
      <text:p text:style-name="P21">}</text:p>
      <text:p text:style-name="P5"/>
      <text:p text:style-name="P7">2. Dodanie parametru <text:span text:style-name="T17">2</text:span> w kontrolerze:</text:p>
      <text:p text:style-name="P7"/>
      <text:p text:style-name="P7">#src/Application/ShopBundle/Controller/ProductController.php</text:p>
      <text:p text:style-name="P7"/>
      <text:p text:style-name="P22">$category-&gt;setActiveProducts($em-&gt;getRepository(<text:span text:style-name="T8">'ApplicationShopBundle:Product'</text:span>)-&gt;getProductsFromCategory($category-&gt;getId(), <text:span text:style-name="T17">2</text:span>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0M19S</meta:editing-duration>
    <meta:editing-cycles>30</meta:editing-cycles>
    <meta:generator>OpenOffice.org/3.3$Win32 OpenOffice.org_project/330m20$Build-9567</meta:generator>
    <dc:date>2015-06-16T10:11:26.43</dc:date>
    <dc:creator>szymon idczak</dc:creator>
    <meta:document-statistic meta:table-count="0" meta:image-count="0" meta:object-count="0" meta:page-count="6" meta:paragraph-count="224" meta:word-count="611" meta:character-count="7623"/>
    <meta:user-defined meta:name="Info 1"/>
    <meta:user-defined meta:name="Info 2"/>
    <meta:user-defined meta:name="Info 3"/>
    <meta:user-defined meta:name="Info 4"/>
  </office:meta>
</office:document-meta>
</file>